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8.3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005cm" fo:min-width="7.12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text-align="start" fo:text-indent="0cm"/>
      <style:text-properties fo:font-size="18pt"/>
    </style:style>
    <style:style style:name="P9" style:family="paragraph">
      <loext:graphic-properties draw:fill-color="#ffffff"/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esh Finance Index Upgradability</text:p>
          </draw:text-box>
        </draw:frame>
        <draw:frame presentation:style-name="pr2" draw:text-style-name="P3" draw:layer="layout" svg:width="25.199cm" svg:height="11.395cm" svg:x="1.4cm" svg:y="3.685cm" presentation:class="subtitle" presentation:user-transformed="true">
          <draw:text-box>
            <text:p text:style-name="P1">Design Assumptions:</text:p>
            <text:list text:style-name="L2">
              <text:list-item>
                <text:p text:style-name="P1">Indices are only allowed to have features created by Mesh Finance (no custom index logic)</text:p>
              </text:list-item>
              <text:list-item>
                <text:p text:style-name="P1">Indices are not allowed to add functionality after they have been created</text:p>
              </text:list-item>
              <text:list-item>
                <text:p text:style-name="P2">Indices are allowed to be upgraded to newer versions of existing functionality</text:p>
              </text:list-item>
              <text:list-item>
                <text:p text:style-name="P2"/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2" draw:text-style-name="P6" draw:layer="layout" svg:width="8.89cm" svg:height="2.54cm" svg:x="8.89cm" svg:y="1.27cm">
          <text:p text:style-name="P5">Module Registry</text:p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5.199cm" svg:height="17.776cm" svg:x="1.27cm" svg:y="1.274cm">
          <draw:text-box>
            <text:p text:style-name="P7">Stores Mappings:</text:p>
            <text:p text:style-name="P7"><text:span text:style-name="T1"><text:tab/></text:span><text:span text:style-name="T2">Module_ID → </text:span><text:span text:style-name="T2">Contract Hash </text:span><text:span text:style-name="T2">(Implementation)</text:span></text:p>
            <text:p text:style-name="P8"><text:span text:style-name="T1"><text:tab/></text:span><text:span text:style-name="T2">Selector_ID → </text:span><text:span text:style-name="T2">Selector</text:span></text:p>
            <text:p text:style-name="P7"><text:span text:style-name="T2"><text:tab/></text:span><text:span text:style-name="T2">Module_ID </text:span><text:span text:style-name="T2">→Selector_ID_Start_and</text:span><text:span text:style-name="T2">_End</text:span><text:span text:style-name="T2"><text:tab/></text:span> </text:p>
            <text:p text:style-name="P7"/>
            <text:p text:style-name="P7">E.g.</text:p>
            <text:p text:style-name="P8"><text:span text:style-name="T1"><text:tab/></text:span><text:span text:style-name="T1">0 → </text:span><text:span text:style-name="T2">”unstake”</text:span></text:p>
            <text:p text:style-name="P8"><text:span text:style-name="T1"><text:tab/></text:span><text:span text:style-name="T1">1 → </text:span><text:span text:style-name="T2">”stake”</text:span></text:p>
            <text:p text:style-name="P8"><text:span text:style-name="T1"><text:tab/></text:span><text:span text:style-name="T1">2 → </text:span><text:span text:style-name="T2">”rebalance”</text:span></text:p>
            <text:p text:style-name="P8"><text:span text:style-name="T2"/></text:p>
            <text:p text:style-name="P8"><text:span text:style-name="T2"><text:tab/></text:span><text:span text:style-name="T2">0 → </text:span><text:span text:style-name="T2">12378912731928379812</text:span><text:span text:style-name="T2">912387</text:span></text:p>
            <text:p text:style-name="P8"><text:span text:style-name="T1"><text:tab/></text:span><text:span text:style-name="T1">1 → </text:span><text:span text:style-name="T2">12378912731928379812</text:span><text:span text:style-name="T2">912387</text:span></text:p>
            <text:p text:style-name="P7"/>
            <text:p text:style-name="P7"><text:tab/>0 → (0,1)</text:p>
            <text:p text:style-name="P7"><text:tab/>1 → (2,2)</text:p>
            <text:p text:style-name="P7"/>
            <text:p text:style-name="P7"><text:span text:style-name="T1">If I want to fetch the </text:span><text:span text:style-name="T1">selectors and the </text:span><text:span text:style-name="T1">implementation of a </text:span><text:span text:style-name="T1">specific module, I just </text:span><text:span text:style-name="T1">have to look up which ID </text:span><text:span text:style-name="T1">that specific module has </text:span><text:span text:style-name="T1">(which should be listed in </text:span><text:span text:style-name="T1">the official docs).</text:span></text:p>
            <text:p text:style-name="P7"><text:span text:style-name="T1"/></text:p>
            <text:p text:style-name="P7"><text:span text:style-name="T1">Every index has their </text:span></text:p>
            <text:p text:style-name="P7"><text:span text:style-name="T1"/></text:p>
            <text:p text:style-name="P7"><text:span text:style-name="T1">Admins can update their </text:span><text:span text:style-name="T1">index internal mapping </text:span><text:span text:style-name="T2">(Selector → Contract </text:span><text:span text:style-name="T2">Hash) to mirror the state </text:span><text:span text:style-name="T2">of the Module Registry </text:span><text:span text:style-name="T2">for the mappings that </text:span><text:span text:style-name="T2">they have.</text:span></text:p>
            <text:p text:style-name="P7">→ Downside is that we cannot remove selectors </text:p>
            <text:p text:style-name="P7"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2" draw:text-style-name="P6" draw:layer="layout" svg:width="8.89cm" svg:height="2.54cm" svg:x="18.145cm" svg:y="5.08cm">
          <text:p text:style-name="P5">Module Registry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62cm" svg:height="8.255cm" svg:x="6.985cm" svg:y="5.08cm">
          <text:p text:style-name="P5">Index Factor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0" draw:layer="layout" svg:width="6.915cm" svg:height="3.175cm" svg:x="-0.635cm" svg:y="4.445cm" presentation:class="outline" presentation:user-transformed="true">
          <draw:text-box>
            <text:list text:style-name="L4">
              <text:list-header>
                <text:p text:style-name="P10">Only required parameter for the module selection is the IDs of the modules.</text:p>
              </text:list-header>
            </text:list>
          </draw:text-box>
        </draw:frame>
        <draw:line draw:style-name="gr4" draw:text-style-name="P11" draw:layer="layout" svg:x1="0.635cm" svg:y1="6.35cm" svg:x2="6.28cm" svg:y2="6.35cm">
          <text:p/>
        </draw:line>
        <draw:line draw:style-name="gr5" draw:text-style-name="P11" draw:layer="layout" svg:x1="17.78cm" svg:y1="6.415cm" svg:x2="14.905cm" svg:y2="6.415cm">
          <text:p/>
        </draw:line>
        <draw:custom-shape draw:style-name="gr2" draw:text-style-name="P6" draw:layer="layout" svg:width="8.89cm" svg:height="2.54cm" svg:x="18.115cm" svg:y="8.89cm">
          <text:p text:style-name="P5">Index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14.94cm" svg:y1="10.16cm" svg:x2="17.78cm" svg:y2="10.16cm">
          <text:p/>
        </draw:lin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3T13:44:40.325210066</meta:creation-date>
    <dc:date>2022-09-13T14:51:42.492754674</dc:date>
    <meta:editing-duration>PT16M19S</meta:editing-duration>
    <meta:editing-cycles>2</meta:editing-cycles>
    <meta:generator>LibreOffice/7.3.4.2$Linux_X86_64 LibreOffice_project/30$Build-2</meta:generator>
    <meta:document-statistic meta:object-count="44"/>
  </office:meta>
</office:document-meta>
</file>